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officeooo:rsid="002104b6" officeooo:paragraph-rsid="002104b6" style:font-weight-asian="normal" style:font-weight-complex="normal"/>
    </style:style>
    <style:style style:name="P2" style:family="paragraph" style:parent-style-name="Text_20_body">
      <style:text-properties fo:font-variant="normal" fo:text-transform="none" fo:color="#656565" style:font-name="Inter" fo:font-size="12pt" fo:letter-spacing="normal" fo:font-style="normal" fo:font-weight="normal" officeooo:rsid="00238b8d" officeooo:paragraph-rsid="00238b8d" style:font-weight-asian="normal" style:font-weight-complex="normal"/>
    </style:style>
    <style:style style:name="P3"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656565" style:font-name="Inter" fo:font-size="12pt" fo:letter-spacing="normal" fo:font-style="normal" fo:font-weight="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2104b6" officeooo:paragraph-rsid="002104b6" style:font-weight-asian="normal" style:font-weight-complex="normal"/>
    </style:style>
    <style:style style:name="P7" style:family="paragraph" style:parent-style-name="Standard">
      <style:text-properties fo:font-weight="normal" officeooo:rsid="00238b8d" officeooo:paragraph-rsid="00238b8d" style:font-weight-asian="normal" style:font-weight-complex="normal"/>
    </style:style>
    <style:style style:name="P8" style:family="paragraph" style:parent-style-name="Standard">
      <style:text-properties fo:font-weight="normal" officeooo:rsid="00260499" officeooo:paragraph-rsid="00260499" style:font-weight-asian="normal" style:font-weight-complex="normal"/>
    </style:style>
    <style:style style:name="P9" style:family="paragraph" style:parent-style-name="Standard">
      <style:text-properties fo:font-weight="bold" officeooo:rsid="001fce4d" style:font-weight-asian="bold" style:font-weight-complex="bold"/>
    </style:style>
    <style:style style:name="P10" style:family="paragraph" style:parent-style-name="Standard">
      <style:text-properties fo:font-weight="normal" officeooo:rsid="001fce4d" style:font-weight-asian="normal" style:font-weight-complex="normal"/>
    </style:style>
    <style:style style:name="P11" style:family="paragraph" style:parent-style-name="Text_20_body">
      <style:text-properties fo:font-variant="normal" fo:text-transform="none" fo:color="#656565" style:font-name="Inter" fo:font-size="12pt" fo:letter-spacing="normal" fo:font-style="normal" fo:font-weight="normal" officeooo:rsid="002104b6" officeooo:paragraph-rsid="002104b6" style:font-weight-asian="normal" style:font-weight-complex="normal"/>
    </style:style>
    <style:style style:name="P12" style:family="paragraph" style:parent-style-name="Text_20_body">
      <style:text-properties fo:font-weight="normal" officeooo:rsid="00260499" officeooo:paragraph-rsid="00260499" style:font-weight-asian="normal" style:font-weight-complex="normal"/>
    </style:style>
    <style:style style:name="P13"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656565" style:font-name="Inter" fo:font-size="12pt" fo:letter-spacing="normal" fo:font-style="normal" fo:font-weight="normal"/>
    </style:style>
    <style:style style:name="P14"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T1" style:family="text">
      <style:text-properties fo:font-weight="bold" officeooo:rsid="001fce4d" style:font-weight-asian="bold" style:font-weight-complex="bold"/>
    </style:style>
    <style:style style:name="T2" style:family="text">
      <style:text-properties fo:font-variant="normal" fo:text-transform="none" fo:color="#656565" style:font-name="Inter" fo:font-size="12pt" fo:letter-spacing="normal" fo:font-style="normal"/>
    </style:style>
    <style:style style:name="T3" style:family="text">
      <style:text-properties fo:font-variant="normal" fo:text-transform="none" fo:color="#656565" style:font-name="Inter" fo:font-size="12pt" fo:letter-spacing="normal" fo:font-style="normal" fo:font-weight="normal"/>
    </style:style>
    <style:style style:name="T4" style:family="text">
      <style:text-properties fo:font-variant="normal" fo:text-transform="none" fo:color="#656565" style:font-name="courier new" fo:font-size="12pt" fo:letter-spacing="normal" fo:font-style="normal" fo:font-weight="bold"/>
    </style:style>
    <style:style style:name="T5" style:family="text">
      <style:text-properties fo:font-variant="normal" fo:text-transform="none" fo:color="#3200ff" style:font-name="courier new" fo:font-size="12pt" fo:letter-spacing="normal" fo:font-style="normal" fo:font-weight="bold"/>
    </style:style>
    <style:style style:name="T6" style:family="text">
      <style:text-properties fo:font-variant="normal" fo:text-transform="none" fo:color="#6abf4b" style:font-name="courier new" fo:font-size="12pt" fo:letter-spacing="normal" fo:font-style="normal" fo:font-weight="bold"/>
    </style:style>
    <style:style style:name="T7" style:family="text">
      <style:text-properties fo:font-size="9pt"/>
    </style:style>
    <style:style style:name="T8" style:family="text">
      <style:text-properties officeooo:rsid="00221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span text:style-name="T1">Key js Concept</text:span></text:p>
      <text:p text:style-name="P9"/>
      <text:p text:style-name="P10">“============= DataType ================”</text:p>
      <text:p text:style-name="P10">// 7 primitives types</text:p>
      <text:p text:style-name="P5"/>
      <text:p text:style-name="P6">1. null: null</text:p>
      <text:p text:style-name="P6">2. undefined: undefined</text:p>
      <text:p text:style-name="P6">3. number: 1, 1.5, -1e4, NaN</text:p>
      <text:p text:style-name="P6">4. bigInt: 1n</text:p>
      <text:p text:style-name="P6">5. string: “str”, ‘str’, `str ${var}`</text:p>
      <text:p text:style-name="P6">6. bool: </text:p>
      <text:p text:style-name="P6">7: symbol: Symbol(‘description’), Symbol.for(‘namespace’)</text:p>
      <text:p text:style-name="P11"/>
      <text:p text:style-name="P1"><text:span text:style-name="T2">The </text:span><text:span text:style-name="Strong_20_Emphasis"><text:span text:style-name="T4">null</text:span></text:span><text:span text:style-name="T2"> primitive is typically used to describe the absence of an object, whereas </text:span><text:span text:style-name="Strong_20_Emphasis"><text:span text:style-name="T4">undefined</text:span></text:span><text:span text:style-name="T2"> is the absence of a defined value. Any variable initialized without a value will be </text:span><text:span text:style-name="Strong_20_Emphasis"><text:span text:style-name="T4">undefined</text:span></text:span><text:span text:style-name="T2">. Any expression that attempts access of a non-existent property on object will result in </text:span><text:span text:style-name="Strong_20_Emphasis"><text:span text:style-name="T4">undefined</text:span></text:span><text:span text:style-name="T2">. A function without a </text:span><text:span text:style-name="Strong_20_Emphasis"><text:span text:style-name="T4">return</text:span></text:span><text:span text:style-name="T2"> statement will return </text:span><text:span text:style-name="Strong_20_Emphasis"><text:span text:style-name="T4">undefined</text:span></text:span><text:span text:style-name="T2">.</text:span></text:p>
      <text:p text:style-name="P4">The Number type is double-precision floating-point format. It allows both integers and decimals but has an integer range of -2<text:span text:style-name="T7">53</text:span>-1 to 2<text:span text:style-name="T7">53</text:span>-1. The BigInt type has no upper/lower limit on integers.</text:p>
      <text:p text:style-name="P4">Strings can be created with single or double quotes, or backticks. Strings created with backticks are template strings, these can be multiline and support interpolation whereas normal strings can only be concatenated together using the plus (+) operator.</text:p>
      <text:p text:style-name="P3"><text:span text:style-name="T3">Symbols can be used as unique identifier keys in objects. The </text:span><text:span text:style-name="Strong_20_Emphasis"><text:span text:style-name="T4">Symbol.for</text:span></text:span><text:span text:style-name="T3"> method creates/gets a global symbol.</text:span></text:p>
      <text:p text:style-name="P4">Other than that, absolutely everything else in JavaScript is an object. An object is a set of key value pairs, where values can be any primitive type or an object (including functions, since functions are objects). Object keys are called properties. An object with a key holding a value that is another object allows for nested data structures:</text:p>
      <text:p text:style-name="P4"/>
      <text:p text:style-name="P1"><text:span text:style-name="Strong_20_Emphasis"><text:span text:style-name="T5">const obj = { myKey: { thisIs: 'a nested object' } }<text:line-break/>console.log(obj.myKey)</text:span></text:span></text:p>
      <text:p text:style-name="P4">All JavaScript objects have prototypes. A prototype is an implicit reference to another object that is queried in property lookups. If an object doesn't have a particular property, the object's prototype is checked for that property. If the object's prototype does not have that property, the object's prototype's prototype is checked and so on. This is how inheritance in JavaScript works, <text:soft-page-break/>JavaScript is a prototypal language. This will be explored in more detail later in this section.</text:p>
      <text:p text:style-name="P6"/>
      <text:p text:style-name="P6">“<text:span text:style-name="T8">============= Functions ==============”</text:span></text:p>
      <text:p text:style-name="P7">functions are first class citizen, means that they can be store in variables, be pass to other functions as arguments, and be return from other functions as values.</text:p>
      <text:p text:style-name="P7"/>
      <text:p text:style-name="P2">A function can be assigned to an object:</text:p>
      <text:p text:style-name="P3"><text:span text:style-name="Strong_20_Emphasis"><text:span text:style-name="T5">const obj = { id: 999, fn: function () { console.log(this.id) } }<text:line-break/>obj.fn() // prints 999</text:span></text:span></text:p>
      <text:p text:style-name="P3"><text:span text:style-name="T3">When a function is assigned to an object, when the implicit </text:span><text:span text:style-name="Strong_20_Emphasis"><text:span text:style-name="T4">this</text:span></text:span><text:span text:style-name="T3"> keyword is accessed within that function it will refer to the object on which the function was called. This is why </text:span><text:span text:style-name="Strong_20_Emphasis"><text:span text:style-name="T4">obj.fn()</text:span></text:span><text:span text:style-name="T3"> outputs </text:span><text:span text:style-name="Strong_20_Emphasis"><text:span text:style-name="T6">999</text:span></text:span><text:span text:style-name="T3">.</text:span></text:p>
      <text:p text:style-name="P4"/>
      <text:p text:style-name="P3"><text:span text:style-name="T3">It's crucial to understand that </text:span><text:span text:style-name="Strong_20_Emphasis"><text:span text:style-name="T4">this</text:span></text:span><text:span text:style-name="T3"> refers to the object on which the function was called, not the object which the function was assigned to:</text:span></text:p>
      <text:p text:style-name="P8">const obj = { id: 999, fn: function() { console.log(this.id) }}</text:p>
      <text:p text:style-name="P8">const obj2 = { id: 2, fn: obj.fn }</text:p>
      <text:p text:style-name="P8">obj.fn() // prints 999</text:p>
      <text:p text:style-name="P8">obj2.fn() // prints 2</text:p>
      <text:p text:style-name="P8"/>
      <text:p text:style-name="P12"><text:span text:style-name="T2">Functions have a </text:span><text:span text:style-name="Strong_20_Emphasis"><text:span text:style-name="T4">call</text:span></text:span><text:span text:style-name="T2"> method that can be used to set their </text:span><text:span text:style-name="Strong_20_Emphasis"><text:span text:style-name="T4">this</text:span></text:span><text:span text:style-name="T2"> context:</text:span></text:p>
      <text:p text:style-name="P3"><text:span text:style-name="Strong_20_Emphasis"><text:span text:style-name="T5">function fn() { console.log(this.id) }<text:line-break/>const obj = { id: 999 }<text:line-break/>const obj2 = { id: 2 }<text:line-break/>fn.call(obj2) // prints 2<text:line-break/>fn.call(obj) // prints 999<text:line-break/>fn.call({id: ':)'}) // prints :)</text:span></text:span></text:p>
      <text:p text:style-name="P3"><text:span text:style-name="T3">In this case the </text:span><text:span text:style-name="Strong_20_Emphasis"><text:span text:style-name="T4">fn</text:span></text:span><text:span text:style-name="T3"> function wasn't assigned to any of the objects, </text:span><text:span text:style-name="Strong_20_Emphasis"><text:span text:style-name="T4">this</text:span></text:span><text:span text:style-name="T3"> was set dynamically via the </text:span><text:span text:style-name="Strong_20_Emphasis"><text:span text:style-name="T4">call</text:span></text:span><text:span text:style-name="T3"> function.</text:span></text:p>
      <text:p text:style-name="Text_20_body"><text:line-break/><text:span text:style-name="T3">when </text:span><text:span text:style-name="Strong_20_Emphasis"><text:span text:style-name="T4">this</text:span></text:span><text:span text:style-name="T3"> is referenced inside a function, it refers to the </text:span><text:span text:style-name="Strong_20_Emphasis"><text:span text:style-name="T4">this</text:span></text:span><text:span text:style-name="T3"> of the nearest parent non-lambda function.</text:span></text:p>
      <text:p text:style-name="P3"><text:span text:style-name="Strong_20_Emphasis"><text:span text:style-name="T5">function fn() {<text:line-break/>  return (offset) =&gt; {<text:line-break/>   console.log(this.id + offset)<text:line-break/>  }<text:line-break/>}<text:line-break/>const obj = { id: 999 }<text:line-break/></text:span></text:span><text:soft-page-break/><text:span text:style-name="Strong_20_Emphasis"><text:span text:style-name="T5">const offsetter = fn.call(obj)<text:line-break/>offsetter(1) // prints 1000 (999 + 1)</text:span></text:span></text:p>
      <text:p text:style-name="P3"><text:span text:style-name="T3">While normal functions have a </text:span><text:span text:style-name="Strong_20_Emphasis"><text:span text:style-name="T4">prototype</text:span></text:span><text:span text:style-name="T3"> property (which will be discussed in detail shortly), fat arrow functions do not:</text:span></text:p>
      <text:p text:style-name="P3"><text:span text:style-name="Strong_20_Emphasis"><text:span text:style-name="T5">function normalFunction () { }<text:line-break/>const fatArrowFunction = () =&gt; {}<text:line-break/>console.log(typeof normalFunction.prototype) // prints 'object'<text:line-break/>console.log(typeof fatArrowFunction.prototype) // prints 'undefined'</text:span></text:span></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4:37:04.519313006</meta:creation-date>
    <dc:date>2020-11-16T09:15:33.347883623</dc:date>
    <meta:editing-duration>PT1H9M43S</meta:editing-duration>
    <meta:editing-cycles>6</meta:editing-cycles>
    <meta:generator>LibreOffice/6.0.7.3$Linux_X86_64 LibreOffice_project/00m0$Build-3</meta:generator>
    <meta:document-statistic meta:table-count="0" meta:image-count="0" meta:object-count="0" meta:page-count="3" meta:paragraph-count="34" meta:word-count="626" meta:character-count="3844" meta:non-whitespace-character-count="3234"/>
  </office:meta>
</office:document-meta>
</file>